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8pt"/>
    </style:style>
    <style:style style:name="co2" style:family="table-column">
      <style:table-column-properties fo:break-before="auto" style:column-width="129.06pt"/>
    </style:style>
    <style:style style:name="co3" style:family="table-column">
      <style:table-column-properties fo:break-before="auto" style:column-width="415.9pt"/>
    </style:style>
    <style:style style:name="co4" style:family="table-column">
      <style:table-column-properties fo:break-before="auto" style:column-width="41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33pt" fo:break-before="auto" style:use-optimal-row-height="false"/>
    </style:style>
    <style:style style:name="ro4" style:family="table-row">
      <style:table-row-properties style:row-height="227.99pt" fo:break-before="auto" style:use-optimal-row-height="false"/>
    </style:style>
    <style:style style:name="ro5" style:family="table-row">
      <style:table-row-properties style:row-height="57pt" fo:break-before="auto" style:use-optimal-row-height="false"/>
    </style:style>
    <style:style style:name="ro6" style:family="table-row">
      <style:table-row-properties style:row-height="42.75pt" fo:break-before="auto" style:use-optimal-row-height="false"/>
    </style:style>
    <style:style style:name="ro7" style:family="table-row">
      <style:table-row-properties style:row-height="20.01pt" fo:break-before="auto" style:use-optimal-row-height="false"/>
    </style:style>
    <style:style style:name="ro8" style:family="table-row">
      <style:table-row-properties style:row-height="53.01pt" fo:break-before="auto" style:use-optimal-row-height="false"/>
    </style:style>
    <style:style style:name="ta1" style:family="table" style:master-page-name="PageStyle_5f_GB-PC2_20_V1.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c2c2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c2c2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2c2c2c" fo:padding="2.01pt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74pt solid #2c2c2c" fo:padding="2.01pt" style:rotation-align="non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c2c2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c2c2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2c2c2c" style:direction="ltr" fo:padding="2.01pt" fo:border-right="0.74pt solid #2c2c2c" style:rotation-angle="0" style:rotation-align="none" style:shrink-to-fit="false" fo:border-top="0.74pt solid #2c2c2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c2c2c" style:diagonal-bl-tr="none" style:diagonal-tl-br="none" style:text-align-source="fix" style:repeat-content="false" fo:background-color="transparent" fo:wrap-option="no-wrap" fo:border-left="0.74pt solid #2c2c2c" style:direction="ltr" fo:padding="2.01pt" fo:border-right="0.74pt solid #2c2c2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2c2c2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2c2c2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c2c2c" style:diagonal-bl-tr="none" style:diagonal-tl-br="none" style:text-align-source="fix" style:repeat-content="false" fo:background-color="transparent" fo:wrap-option="no-wrap" fo:border-left="0.74pt solid #2c2c2c" style:direction="ltr" fo:padding="2.01pt" fo:border-right="none" style:rotation-angle="0" style:rotation-align="none" style:shrink-to-fit="false" fo:border-top="0.74pt solid #2c2c2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2c2c2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2c2c2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2c2c2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2c2c2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2c2c2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c2c2c" style:direction="ltr" fo:padding="2.01pt" fo:border-right="0.74pt solid #2c2c2c" style:rotation-angle="0" style:rotation-align="none" style:shrink-to-fit="false" fo:border-top="0.74pt solid #2c2c2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2c2c2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c2c2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0.74pt solid #2c2c2c" fo:padding="2.01pt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2c2c2c" style:diagonal-bl-tr="none" style:diagonal-tl-br="none" fo:background-color="transparent" fo:border-left="0.74pt solid #2c2c2c" fo:padding="2.01pt" fo:border-right="0.74pt solid #2c2c2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0.74pt solid #2c2c2c" fo:padding="2.01pt" fo:border-right="0.74pt solid #2c2c2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c2c2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0" style:family="table-cell" style:parent-style-name="Default">
      <style:table-cell-properties fo:background-color="transparent" fo:padding="2.01pt"/>
    </style:style>
    <style:style style:name="ce31" style:family="table-cell" style:parent-style-name="Default">
      <style:table-cell-properties style:diagonal-bl-tr="none" style:diagonal-tl-br="none" fo:background-color="transparent" fo:border="0.74pt solid #2c2c2c" fo:padding="2.01pt" style:rotation-align="none"/>
    </style:style>
    <style:style style:name="ce32" style:family="table-cell" style:parent-style-name="Default">
      <style:table-cell-properties fo:border-bottom="0.74pt solid #2c2c2c" style:diagonal-bl-tr="none" style:diagonal-tl-br="none" fo:background-color="transparent" fo:border-left="0.74pt solid #2c2c2c" fo:padding="2.01pt" fo:border-right="0.74pt solid #2c2c2c" style:rotation-align="none" fo:border-top="none"/>
    </style:style>
    <style:style style:name="ce33" style:family="table-cell" style:parent-style-name="Default">
      <style:table-cell-properties style:glyph-orientation-vertical="0" fo:border-bottom="0.74pt solid #2c2c2c" style:diagonal-bl-tr="none" style:diagonal-tl-br="none" style:text-align-source="fix" style:repeat-content="false" fo:background-color="transparent" fo:wrap-option="no-wrap" fo:border-left="none" style:direction="ltr" fo:padding="2.01pt" fo:border-right="0.74pt solid #2c2c2c" style:rotation-angle="0" style:rotation-align="none" style:shrink-to-fit="false" fo:border-top="0.74pt solid #2c2c2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4" style:family="table-cell" style:parent-style-name="Default">
      <style:table-cell-properties fo:background-color="transparent" fo:padding="2.01pt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T1" style:family="text">
      <style:text-properties fo:color="#0066cc" style:font-name="宋体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宋体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宋体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宋体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cc00" style:font-name="宋体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宋体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font-style-complex="normal" style:font-name="宋体" style:font-style-asian="normal" style:font-weight-complex="normal" style:font-weight-asian="normal" style:font-size-complex="12pt" style:font-size-asian="12pt" style:font-name-complex="宋体" style:text-position="0% 100%" fo:color="#ff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5" style:family="text">
      <style:text-properties style:font-style-complex="normal" style:font-name="宋体" style:font-style-asian="normal" style:font-weight-complex="normal" style:font-weight-asian="normal" style:font-size-complex="12pt" style:font-size-asian="12pt" style:font-name-complex="宋体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B-PC2 V1.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24"/>
        <table:table-column table:style-name="co1" table:number-columns-repeated="2" table:default-cell-style-name="ce5"/>
        <table:table-column table:style-name="co4" table:default-cell-style-name="ce24"/>
        <table:table-column table:style-name="co1" table:number-columns-repeated="251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序号</text:p>
          </table:table-cell>
          <table:table-cell table:style-name="ce6" office:value-type="string" calcext:value-type="string">
            <text:p>料品名称</text:p>
          </table:table-cell>
          <table:table-cell table:style-name="ce14" office:value-type="string" calcext:value-type="string">
            <text:p>料品规格</text:p>
          </table:table-cell>
          <table:table-cell table:style-name="ce6" office:value-type="string" calcext:value-type="string">
            <text:p>单位</text:p>
          </table:table-cell>
          <table:table-cell table:style-name="ce6" office:value-type="string" calcext:value-type="string">
            <text:p>单耗</text:p>
          </table:table-cell>
          <table:table-cell table:style-name="ce6" office:value-type="string" calcext:value-type="string">
            <text:p>位号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SMT元器件</text:p>
          </table:table-cell>
          <table:covered-table-cell table:style-name="ce2"/>
          <table:covered-table-cell table:style-name="ce15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IC</text:p>
          </table:table-cell>
          <table:table-cell table:style-name="ce16" office:value-type="string" calcext:value-type="string">
            <text:p>AMS1117 ADJ SOT-223 18V/0.8A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1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IC</text:p>
          </table:table-cell>
          <table:table-cell table:style-name="ce16" office:value-type="string" calcext:value-type="string">
            <text:p>AP2127K-ADJ 10KHZ SOT23-5 DIODES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1205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IC</text:p>
          </table:table-cell>
          <table:table-cell table:style-name="ce16" office:value-type="string" calcext:value-type="string">
            <text:p>ASM1061 QFN-48PIN PCI-TO-SATA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U9,U1209,U1212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IC</text:p>
          </table:table-cell>
          <table:table-cell table:style-name="ce16" office:value-type="string" calcext:value-type="string">
            <text:p>FR9888SP SOP-8封装(E-PAD)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U2,U84,U86,U1216,U1217,U1220,U1219,U121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IC</text:p>
          </table:table-cell>
          <table:table-cell table:style-name="ce16" office:value-type="string" calcext:value-type="string">
            <text:p>MT7621 LFBGA-346PIN <text:s/>11.7X13.6MM MTK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6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IC</text:p>
          </table:table-cell>
          <table:table-cell table:style-name="ce16" office:value-type="string" calcext:value-type="string">
            <text:p>NT5CC256M16DP-DI 512MB DDR3 BGA96PIN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400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IC</text:p>
          </table:table-cell>
          <table:table-cell table:style-name="ce16" office:value-type="string" calcext:value-type="string">
            <text:p>Silergy SY8009A 3V- 5.5V 1.5A SOT-25 DC-DC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U1207,U120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IC</text:p>
          </table:table-cell>
          <table:table-cell table:style-name="ce17" office:value-type="string" calcext:value-type="string">
            <text:p>Spansion S25FL256SAIF00 2.7V-3.6V WSON8 8X6mm 32MB SPI Flash</text:p>
          </table:table-cell>
          <table:table-cell table:style-name="ce4" office:value-type="string" calcext:value-type="string">
            <text:p>PCS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8 (需烧录)</text:p>
          </table:table-cell>
          <table:table-cell table:style-name="ce34"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IC</text:p>
          </table:table-cell>
          <table:table-cell table:style-name="ce16" office:value-type="string" calcext:value-type="string">
            <text:p>汤铭 FE1.1S USB 2.0 HUB SSOP28 LB3BOC4B8135C 原装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402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IC</text:p>
          </table:table-cell>
          <table:table-cell table:style-name="ce18" office:value-type="string" calcext:value-type="string">
            <text:p>IP1001LF QFN64 1000M Switch IC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60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晶振</text:p>
          </table:table-cell>
          <table:table-cell table:style-name="ce16" office:value-type="string" calcext:value-type="string">
            <text:p>12MHz ±10ppm 12pF 3.2*2.5 7 SMD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Y5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晶振</text:p>
          </table:table-cell>
          <table:table-cell table:style-name="ce16" office:value-type="string" calcext:value-type="string">
            <text:p>20MHz ±10ppm 15pF 3.2*2.5 <text:s/>TXC SMD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X1,X2,X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晶振</text:p>
          </table:table-cell>
          <table:table-cell table:style-name="ce16" office:value-type="string" calcext:value-type="string">
            <text:p>40MHz ±10ppm 15pF 3.2*2.5 7V40000009 TXC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2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卡座</text:p>
          </table:table-cell>
          <table:table-cell table:style-name="ce16" office:value-type="string" calcext:value-type="string">
            <text:p>SD卡座 <text:s/>11PIN（相机大卡）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J44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连接座</text:p>
          </table:table-cell>
          <table:table-cell table:style-name="ce16" office:value-type="string" calcext:value-type="string">
            <text:p>SATA连接座 7+15P SMT 180度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J12,J45,J46,J47,J48,J49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滤波器</text:p>
          </table:table-cell>
          <table:table-cell table:style-name="ce16" office:value-type="string" calcext:value-type="string">
            <text:p>TNK QT24A01 24PIN 1000M 滤波器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T1,T2，T600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三极管</text:p>
          </table:table-cell>
          <table:table-cell table:style-name="ce16" office:value-type="string" calcext:value-type="string">
            <text:p>MMBT3904 SOT23 三极管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Q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三极管</text:p>
          </table:table-cell>
          <table:table-cell table:style-name="ce16" office:value-type="string" calcext:value-type="string">
            <text:p>MMBT3906 SOT23 三极管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Q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三极管</text:p>
          </table:table-cell>
          <table:table-cell table:style-name="ce19" office:value-type="string" calcext:value-type="string">
            <text:p>2SB1386 30V 5A PNP SOT89 三极管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Q601,Q600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贴片磁珠</text:p>
          </table:table-cell>
          <table:table-cell table:style-name="ce16" office:value-type="string" calcext:value-type="string">
            <text:p>40R@100M 300mA 0402 BEAD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L36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贴片电感</text:p>
          </table:table-cell>
          <table:table-cell table:style-name="ce16" office:value-type="string" calcext:value-type="string">
            <text:p>2.2uH, Idc=1.2A, 2.5*2.0*1.0mm,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L729,L73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贴片电感</text:p>
          </table:table-cell>
          <table:table-cell table:style-name="ce16" office:value-type="string" calcext:value-type="string">
            <text:p>4.7uH <text:s/>2A 5.0*5.0*4.0mm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L3,L732,L733</text:p>
          </table:table-cell>
          <table:table-cell table:number-columns-repeated="251"/>
          <table:table-cell table:style-name="ce5" table:number-columns-repeated="767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贴片电感</text:p>
          </table:table-cell>
          <table:table-cell table:style-name="ce16" office:value-type="string" calcext:value-type="string">
            <text:p>MHCC06030-100M-R7 10UH ±20％ 4.0A 6.6*7.3*3.0MM 一体成型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L1,L728,L730,L734,L735,L738,L737,L736</text:p>
          </table:table-cell>
          <table:table-cell table:number-columns-repeated="251"/>
          <table:table-cell table:style-name="ce5" table:number-columns-repeated="767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00NF ±10% 16V X7R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64" calcext:value-type="float">
            <text:p>164</text:p>
          </table:table-cell>
          <table:table-cell table:style-name="ce16" office:value-type="string" calcext:value-type="string">
            <text:p>C14,C19,C23,C25,C26,C27,C32,C34,C36,C38,C39,C40,C41,C42,C4178,C4181,C4192,C4193,C4195,C4199,C4200,C4206,C4207,C4209,C4211,C4212,C4223,C4224,C4226,C4230,C4231,C4237,C4238,C4240,C4241,C4242,C4246,C4248,C750,C4269,C46,C48,C49,C50,C4202,C4203,C4204,C4205,C4233,C4234,C4235,C4236,C9,C45,C53,C77,C90,C104,C111,C116,C118,C120,C125,C129,C131,C132,C133,C134,C135,C136,C137,C139,C141,C142,C143,C170,C171,C172,C173,C174,C175,C176,C177,C303,C304,C306,C307,C309,C340,C341,C342,C343,C354,C356,C357,C358,C369,C371,C373,C375,C376,C378,C379,C380,C400,C401,C402,C403,C405,C406,C407,C409,C410,C411,C412,C413,C414,C415,C416,C417,C419,C420,C421,C1082,C1108,C1321,C1322,C4255,C4256,C4264,C4265,C4270,C714,C715,C716,C717,C683,C673,C669,C670,C668,C667,C666,C654,C653,C633,C674,C634,C768,C647,C657,C642,C641,C648,C636,C635,C655,C640,C4292,C4291,C4284,C4283,C4276,C4275</text:p>
          </table:table-cell>
          <table:table-cell table:number-columns-repeated="251"/>
          <table:table-cell table:style-name="ce5" table:number-columns-repeated="767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0NF ±10% 50V X7R SMD0402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32" calcext:value-type="float">
            <text:p>32</text:p>
          </table:table-cell>
          <table:table-cell table:style-name="ce16" office:value-type="string" calcext:value-type="string">
            <text:p>C21,C22,C28,C29,C30,C31,C33,C35,C4180,C4187,C4188,C4189,C4190,C4191,C4194,C4198,C4218,C4219,C4220,C4221,C4222,C4225,C4228,C4249,C18,C1075,C1101,C4251,C4260,C4287,C4279,C427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0UF ±10% 10V X5R SMD0603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9" calcext:value-type="float">
            <text:p>9</text:p>
          </table:table-cell>
          <table:table-cell table:style-name="ce16" office:value-type="string" calcext:value-type="string">
            <text:p>C20,C24,C4197,C4201,C4229,C4232,C1706,C1709,C171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0UF ±10% 10V X5R SMD0805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C213,C215,C217,C239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0UF ±10% 25V X5R SMD0805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7" calcext:value-type="float">
            <text:p>17</text:p>
          </table:table-cell>
          <table:table-cell table:style-name="ce16" office:value-type="string" calcext:value-type="string">
            <text:p>C43,C1080,C1109,C4253,C4262,C37,C1081,C1110,C4252,C4261,RC1,C4288,C4289,C4280,C4281,C4272,C427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5PF ±5% 50V NPO SMD0402 村田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C7,C4208,C4239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8PF ±5% 50V NPO SMD0402 村田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324,C325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NF ±10% 2KV X7R SMD1206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C1,C305,C345,C735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UF ±10% 16V X5R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C112,C117,C236,C237，C796,C632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1UF ±10% 16V X5R SMD0603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9" calcext:value-type="float">
            <text:p>9</text:p>
          </table:table-cell>
          <table:table-cell table:style-name="ce16" office:value-type="string" calcext:value-type="string">
            <text:p>C1703,C1704,C1705,C1707,C1710,C1711,C84,C4186,C4217</text:p>
          </table:table-cell>
          <table:table-cell table:number-columns-repeated="251"/>
          <table:table-cell table:style-name="ce5" table:number-columns-repeated="767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22UF ±20% 10V X5R SMD0805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1" calcext:value-type="float">
            <text:p>21</text:p>
          </table:table-cell>
          <table:table-cell table:style-name="ce16" office:value-type="string" calcext:value-type="string">
            <text:p>C8,C51,C52,C1076,C1077,C1078,C1088,C1089,C1090,C1093,C4258,C4259,C4267,C4268,CTR19，C4293,C4294,C4285,C4286,C4277,C427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27PF ±5% 50V NPO SMD0402 村田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749,C75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4.7NF ±10% 50V X7R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1091,C1095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贴片电容</text:p>
          </table:table-cell>
          <table:table-cell table:style-name="ce16" office:value-type="string" calcext:value-type="string">
            <text:p>4.7UF ±10% 16V X5R SMD0603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C127,C361,C362,C363,C374,C37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贴片电容</text:p>
          </table:table-cell>
          <table:table-cell table:style-name="ce20" office:value-type="string" calcext:value-type="string">
            <text:p>4.7UF ±10% 16V X5R SMD0805</text:p>
          </table:table-cell>
          <table:table-cell table:style-name="ce25" office:value-type="string" calcext:value-type="string">
            <text:p>PCS</text:p>
          </table:table-cell>
          <table:table-cell table:style-name="ce25" office:value-type="float" office:value="6" calcext:value-type="float">
            <text:p>6</text:p>
          </table:table-cell>
          <table:table-cell table:style-name="ce20" office:value-type="string" calcext:value-type="string">
            <text:p>C128,C408,C418,C1702,C1708,C1712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贴片电容</text:p>
          </table:table-cell>
          <table:table-cell table:style-name="ce18" office:value-type="string" calcext:value-type="string">
            <text:p>10PF±5％ 50V NPO SMD0402 村田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string" calcext:value-type="string">
            <text:p>C706,C707,C708,C709,C710,C711,C712,C713</text:p>
          </table:table-cell>
          <table:table-cell table:style-name="ce35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贴片电容</text:p>
          </table:table-cell>
          <table:table-cell table:style-name="ce21" office:value-type="string" calcext:value-type="string">
            <text:p>22PF±5％ 50V NPO SMD0402 村田</text:p>
          </table:table-cell>
          <table:table-cell table:style-name="ce26" office:value-type="string" calcext:value-type="string">
            <text:p>PC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string" calcext:value-type="string">
            <text:p>C801,C802</text:p>
          </table:table-cell>
          <table:table-cell table:style-name="ce30" table:number-columns-repeated="1018"/>
        </table:table-row>
        <table:table-row table:style-name="ro7">
          <table:table-cell table:style-name="ce3" office:value-type="float" office:value="41" calcext:value-type="float">
            <text:p>41</text:p>
          </table:table-cell>
          <table:table-cell table:style-name="ce1" office:value-type="string" calcext:value-type="string">
            <text:p>贴片电容</text:p>
          </table:table-cell>
          <table:table-cell table:style-name="ce22" office:value-type="string" calcext:value-type="string">
            <text:p>1NF ±10% 50V X7R SMD0402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C806,C807,C808,C809</text:p>
          </table:table-cell>
          <table:table-cell table:number-columns-repeated="251"/>
          <table:table-cell table:style-name="ce5" table:number-columns-repeated="767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贴片电容</text:p>
          </table:table-cell>
          <table:table-cell table:style-name="ce22" office:value-type="string" calcext:value-type="string">
            <text:p>10UF ±10% 16V X5R SMD0805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string" calcext:value-type="string">
            <text:p>C682,C797,C661,C631,C680</text:p>
          </table:table-cell>
          <table:table-cell table:number-columns-repeated="251"/>
          <table:table-cell table:style-name="ce5" table:number-columns-repeated="767"/>
        </table:table-row>
        <table:table-row table:style-name="ro7">
          <table:table-cell table:style-name="ce3" office:value-type="float" office:value="43" calcext:value-type="float">
            <text:p>43</text:p>
          </table:table-cell>
          <table:table-cell table:style-name="ce1" office:value-type="string" calcext:value-type="string">
            <text:p>贴片电阻</text:p>
          </table:table-cell>
          <table:table-cell table:style-name="ce22" office:value-type="string" calcext:value-type="string">
            <text:p>0R ±1% 1/4W SMD1206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L613,L608</text:p>
          </table:table-cell>
          <table:table-cell table:number-columns-repeated="251"/>
          <table:table-cell table:style-name="ce5" table:number-columns-repeated="767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" office:value-type="string" calcext:value-type="string">
            <text:p>贴片电阻</text:p>
          </table:table-cell>
          <table:table-cell table:style-name="ce22" office:value-type="string" calcext:value-type="string">
            <text:p>49.9R ±1％ 1/16W SMD0402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string" calcext:value-type="string">
            <text:p>R783,R784,R785,R786,R787,R788,R789,R790</text:p>
          </table:table-cell>
          <table:table-cell table:number-columns-repeated="251"/>
          <table:table-cell table:style-name="ce5" table:number-columns-repeated="767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1" office:value-type="string" calcext:value-type="string">
            <text:p>贴片电阻</text:p>
          </table:table-cell>
          <table:table-cell table:style-name="ce22" office:value-type="string" calcext:value-type="string">
            <text:p>1M ±1% 1/16W SMD0402 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R734</text:p>
          </table:table-cell>
          <table:table-cell table:number-columns-repeated="251"/>
          <table:table-cell table:style-name="ce5" table:number-columns-repeated="767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" office:value-type="string" calcext:value-type="string">
            <text:p>贴片电阻</text:p>
          </table:table-cell>
          <table:table-cell table:style-name="ce21" office:value-type="string" calcext:value-type="string">
            <text:p>6.19K ±1％ 1/16W SMD0402</text:p>
          </table:table-cell>
          <table:table-cell table:style-name="ce27" office:value-type="string" calcext:value-type="string">
            <text:p>PCS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R72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0R ±1% 1/10W SMD0603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1" calcext:value-type="float">
            <text:p>11</text:p>
          </table:table-cell>
          <table:table-cell table:style-name="ce16" office:value-type="string" calcext:value-type="string">
            <text:p>R8,R1752,R1760,R26,L360</text:p>
          </table:table-cell>
          <table:table-cell table:number-columns-repeated="251"/>
          <table:table-cell table:style-name="ce5" table:number-columns-repeated="767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0R ±1％ 1/16W SMD0402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8" calcext:value-type="float">
            <text:p>28</text:p>
          </table:table-cell>
          <table:table-cell table:style-name="ce16" office:value-type="string" calcext:value-type="string">
            <text:p>R17,R24,R55,R58,R81,R82,R83,R84,R172,R173,R174,R393,R394,R395,R1781,R1782,R102,R413,R416,R415,R417,R418,R419,R420,R421,R422,R707,R711</text:p>
          </table:table-cell>
          <table:table-cell table:number-columns-repeated="251"/>
          <table:table-cell table:style-name="ce5" table:number-columns-repeated="767"/>
        </table:table-row>
        <table:table-row table:style-name="ro8">
          <table:table-cell table:style-name="ce3" office:value-type="float" office:value="49" calcext:value-type="float">
            <text:p>49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0R ±1％ 1/8W SMD0805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7" calcext:value-type="float">
            <text:p>17</text:p>
          </table:table-cell>
          <table:table-cell table:style-name="ce16" office:value-type="string" calcext:value-type="string">
            <text:p>R215,R1745,R1773,R1774，L616,R1821,R1820,R1815,R1813,R1823,R1822,R1808,R1786,R1800,R1804,R1824,R180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1.5K ±1%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R22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100K ±1％ 1/10W SMD0603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R37,R1749,R1757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100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1" calcext:value-type="float">
            <text:p>11</text:p>
          </table:table-cell>
          <table:table-cell table:style-name="ce16" office:value-type="string" calcext:value-type="string">
            <text:p>R16,R755,R762,R1768,R1771,R258,R1743,R1744,R1819,R1812,R180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100R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383,R40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10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0" calcext:value-type="float">
            <text:p>20</text:p>
          </table:table-cell>
          <table:table-cell table:style-name="ce16" office:value-type="string" calcext:value-type="string">
            <text:p>R414,R429,R430,R431,R432,R433,R774,R1702,R1705,R1712,R14,R766,R779,R1767,R1770,R250,R252,R1818,R1811,R1806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12.1K ±1%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R48,R49,R1754,R1755,R1762,R1763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1K ±1%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5" calcext:value-type="float">
            <text:p>15</text:p>
          </table:table-cell>
          <table:table-cell table:style-name="ce16" office:value-type="string" calcext:value-type="string">
            <text:p>R22,R64,R65,R66,R67,R68,R402,R403,R404,R405,R406,R407,R411,R412,R77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2.7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R249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200R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R2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20K ±1%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R775,R776,R1710,R170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22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R1706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22R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R69，R692,R693,R697,R703,R702,R708,R73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240R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400,R40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24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R54,R72,R380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26.1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R777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30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R1709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330R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R2,R3,R253,R255,R264,R272，R270,R271</text:p>
          </table:table-cell>
          <table:table-cell table:number-columns-repeated="251"/>
          <table:table-cell table:style-name="ce5" table:number-columns-repeated="767"/>
        </table:table-row>
        <table:table-row table:style-name="ro6">
          <table:table-cell table:style-name="ce3" office:value-type="float" office:value="67" calcext:value-type="float">
            <text:p>67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4.7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9" calcext:value-type="float">
            <text:p>29</text:p>
          </table:table-cell>
          <table:table-cell table:style-name="ce16" office:value-type="string" calcext:value-type="string">
            <text:p>R9,R10,R124,R125,R129,R130,R132,R133,R139,R140,R142,R144,R145,R146,R148,R151,R155,<text:span text:style-name="T4">R157</text:span><text:span text:style-name="T5">,R260,R381，R679,R678,R686,R691,R696,R680,R690,R718,R676</text:span>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4.99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R170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44.2K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7" calcext:value-type="float">
            <text:p>7</text:p>
          </table:table-cell>
          <table:table-cell table:style-name="ce16" office:value-type="string" calcext:value-type="string">
            <text:p>R13,R764,R1766,R1769，R1817,R1810,R1805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51R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R50,R51,R52,R53,R73,R7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1" office:value-type="string" calcext:value-type="string">
            <text:p>贴片电阻</text:p>
          </table:table-cell>
          <table:table-cell table:style-name="ce16" office:value-type="string" calcext:value-type="string">
            <text:p>75R ±1％ 1/16W SMD0402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2" calcext:value-type="float">
            <text:p>12</text:p>
          </table:table-cell>
          <table:table-cell table:style-name="ce16" office:value-type="string" calcext:value-type="string">
            <text:p>R300,R301,R302,R303,R340,R341,R342,R343,R795,R796,R797,R79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2" office:value-type="string" calcext:value-type="string" table:number-columns-spanned="6" table:number-rows-spanned="1">
            <text:p>DIP元器件</text:p>
          </table:table-cell>
          <table:covered-table-cell table:number-columns-repeated="4" table:style-name="ce10"/>
          <table:covered-table-cell table:style-name="ce33"/>
          <table:table-cell table:number-columns-repeated="1018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" office:value-type="string" calcext:value-type="string">
            <text:p>电解电容</text:p>
          </table:table-cell>
          <table:table-cell table:style-name="ce16" office:value-type="string" calcext:value-type="string">
            <text:p>470UF 25V 8*12mm DIP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C4250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" office:value-type="string" calcext:value-type="string">
            <text:p>插件灯</text:p>
          </table:table-cell>
          <table:table-cell table:style-name="ce16" office:value-type="string" calcext:value-type="string">
            <text:p>二合一 带绿灯+绿灯 Φ3 4.5*9mm <text:s/>黑色 左正右负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D4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1" office:value-type="string" calcext:value-type="string">
            <text:p>音频座子</text:p>
          </table:table-cell>
          <table:table-cell table:style-name="ce16" office:value-type="string" calcext:value-type="string">
            <text:p>PJ-325-5P 音频座子 90度 18*12.4*8.2MM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JP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1" office:value-type="string" calcext:value-type="string">
            <text:p>DC座</text:p>
          </table:table-cell>
          <table:table-cell table:style-name="ce16" office:value-type="string" calcext:value-type="string">
            <text:p>DC-007B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J2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1" office:value-type="string" calcext:value-type="string">
            <text:p>USB连接座</text:p>
          </table:table-cell>
          <table:table-cell table:style-name="ce16" office:value-type="string" calcext:value-type="string">
            <text:p>USB3.0 AF母座 90度 卧式 带卷边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J8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1" office:value-type="string" calcext:value-type="string">
            <text:p>RJ45</text:p>
          </table:table-cell>
          <table:table-cell table:style-name="ce16" office:value-type="string" calcext:value-type="string">
            <text:p>RJ45 1X1 8P8C 90度带灯 15.7*15.1*12.6MM  <text:span text:style-name="T1">蓝色</text:span>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P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" office:value-type="string" calcext:value-type="string">
            <text:p>RJ45</text:p>
          </table:table-cell>
          <table:table-cell table:style-name="ce16" office:value-type="string" calcext:value-type="string">
            <text:p>RJ45 1X1 8P8C 90度带灯 15.7*15.1*12.6MM  <text:span text:style-name="T2">黑色</text:span>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P2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" office:value-type="string" calcext:value-type="string">
            <text:p>RJ45</text:p>
          </table:table-cell>
          <table:table-cell table:style-name="ce16" office:value-type="string" calcext:value-type="string">
            <text:p>RJ45 1X1 8P8C 90度带灯 15.7*15.1*12.6MM <text:span text:style-name="T3">黄色</text:span>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P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" office:value-type="string" calcext:value-type="string">
            <text:p>复位按键</text:p>
          </table:table-cell>
          <table:table-cell table:style-name="ce16" office:value-type="string" calcext:value-type="string">
            <text:p>4Pin 6*6*6 90°柄长2.5mm 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S3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1" office:value-type="string" calcext:value-type="string">
            <text:p>拨动开关</text:p>
          </table:table-cell>
          <table:table-cell table:style-name="ce16" office:value-type="string" calcext:value-type="string">
            <text:p>MS-202-C4 <text:s/>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S4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USB连接座</text:p>
          </table:table-cell>
          <table:table-cell table:style-name="ce20" office:value-type="string" calcext:value-type="string">
            <text:p>USB2.0 双层 A型母座 卧式 13.1*17.5*15.6mm</text:p>
          </table:table-cell>
          <table:table-cell table:style-name="ce25" office:value-type="string" calcext:value-type="string">
            <text:p>PCS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USB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1" office:value-type="string" calcext:value-type="string">
            <text:p>3PIN座子</text:p>
          </table:table-cell>
          <table:table-cell table:style-name="ce20" office:value-type="string" calcext:value-type="string">
            <text:p>3 PIN 白色 1.27mm</text:p>
          </table:table-cell>
          <table:table-cell table:style-name="ce25" office:value-type="string" calcext:value-type="string">
            <text:p>PCS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string" calcext:value-type="string">
            <text:p>JP2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1" office:value-type="string" calcext:value-type="string">
            <text:p>2PIN座子</text:p>
          </table:table-cell>
          <table:table-cell table:style-name="ce20" office:value-type="string" calcext:value-type="string">
            <text:p>2 PIN 白色 2.54mm</text:p>
          </table:table-cell>
          <table:table-cell table:style-name="ce25" office:value-type="string" calcext:value-type="string">
            <text:p>PCS</text:p>
          </table:table-cell>
          <table:table-cell table:style-name="ce25" office:value-type="float" office:value="2" calcext:value-type="float">
            <text:p>2</text:p>
          </table:table-cell>
          <table:table-cell table:style-name="ce20" office:value-type="string" calcext:value-type="string">
            <text:p>JP3,JP4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11" office:value-type="string" calcext:value-type="string">
            <text:p>3PIN排针</text:p>
          </table:table-cell>
          <table:table-cell table:style-name="ce16" office:value-type="string" calcext:value-type="string">
            <text:p>3 PIN 2.54mm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J1,J5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1" office:value-type="string" calcext:value-type="string">
            <text:p>插件晶振</text:p>
          </table:table-cell>
          <table:table-cell table:style-name="ce18" office:value-type="string" calcext:value-type="string">
            <text:p>25MHz ±10ppm 10pF DIP 短脚3.5±0.5mm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string" calcext:value-type="string">
            <text:p>X601</text:p>
          </table:table-cell>
          <table:table-cell table:number-columns-repeated="251"/>
          <table:table-cell table:style-name="ce5" table:number-columns-repeated="76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12" office:value-type="string" calcext:value-type="string">
            <text:p>散热片</text:p>
          </table:table-cell>
          <table:table-cell table:style-name="ce23" office:value-type="string" calcext:value-type="string">
            <text:p>MT7621铝散热片 20*20*6mm</text:p>
          </table:table-cell>
          <table:table-cell table:style-name="ce3" office:value-type="string" calcext:value-type="string">
            <text:p>PCS</text:p>
          </table:table-cell>
          <table:table-cell table:style-name="ce28" office:value-type="float" office:value="1" calcext:value-type="float">
            <text:p>1</text:p>
          </table:table-cell>
          <table:table-cell table:style-name="ce16" office:value-type="string" calcext:value-type="string">
            <text:p>U6</text:p>
          </table:table-cell>
          <table:table-cell table:number-columns-repeated="251"/>
          <table:table-cell table:style-name="ce5" table:number-columns-repeated="76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￥</number:text>
      <number:number number:decimal-places="0" loext:min-decimal-places="0" number:min-integer-digits="1" number:grouping="true"/>
    </number:number-style>
    <number:number-style style:name="N121">
      <number:text>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2" loext:min-decimal-places="2" number:min-integer-digits="1" number:grouping="true"/>
    </number:number-style>
    <number:number-style style:name="N123">
      <number:text>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￥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 style:vertical-align="middle"/>
      <style:text-properties style:font-name="宋体" fo:font-family="宋体" fo:font-size="12pt" style:font-size-asian="12pt" style:font-name-complex="宋体" style:font-family-complex="宋体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pt" fo:margin-bottom="72pt" fo:margin-left="54pt" fo:margin-right="54pt" style:first-page-number="continue" style:scale-to="8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B-PC2_20_V1.1" style:display-name="PageStyle_GB-PC2 V1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3-29T20:13:24</meta:creation-date>
    <dc:creator>Administrator</dc:creator>
    <dc:date>2017-11-19T20:55:17</dc:date>
    <meta:editing-cycles>1</meta:editing-cycles>
    <meta:document-statistic meta:table-count="1" meta:cell-count="530" meta:object-count="0"/>
    <meta:generator>LibreOffice/5.2.7.2$Linux_X86_64 LibreOffice_project/20m0$Build-2</meta:generator>
    <meta:user-defined meta:name="KSOProductBuildVer">2052-10.1.0.6930</meta:user-defined>
  </office:meta>
</office:document-meta>
</file>